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80f6" officeooo:paragraph-rsid="000280f6"/>
    </style:style>
    <style:style style:name="P2" style:family="paragraph" style:parent-style-name="Standard">
      <style:text-properties officeooo:rsid="000414e0" officeooo:paragraph-rsid="000414e0"/>
    </style:style>
    <style:style style:name="P3" style:family="paragraph" style:parent-style-name="Standard">
      <style:text-properties officeooo:rsid="0005b502" officeooo:paragraph-rsid="0005b502"/>
    </style:style>
    <style:style style:name="P4" style:family="paragraph" style:parent-style-name="Standard">
      <style:text-properties officeooo:rsid="0005b502" officeooo:paragraph-rsid="0005b502"/>
    </style:style>
    <style:style style:name="P5" style:family="paragraph" style:parent-style-name="Standard">
      <style:text-properties officeooo:rsid="000280f6" officeooo:paragraph-rsid="000280f6"/>
    </style:style>
    <style:style style:name="P6" style:family="paragraph" style:parent-style-name="Standard">
      <style:text-properties officeooo:rsid="000280f6" officeooo:paragraph-rsid="001a6b0c"/>
    </style:style>
    <style:style style:name="T1" style:family="text">
      <style:text-properties officeooo:rsid="000414e0"/>
    </style:style>
    <style:style style:name="T2" style:family="text">
      <style:text-properties officeooo:rsid="0005b502"/>
    </style:style>
    <style:style style:name="T3" style:family="text">
      <style:text-properties officeooo:rsid="0005dbd5"/>
    </style:style>
    <style:style style:name="T4" style:family="text">
      <style:text-properties officeooo:rsid="00087e86"/>
    </style:style>
    <style:style style:name="T5" style:family="text">
      <style:text-properties officeooo:rsid="0009c62c"/>
    </style:style>
    <style:style style:name="T6" style:family="text">
      <style:text-properties officeooo:rsid="000a39ee"/>
    </style:style>
    <style:style style:name="T7" style:family="text">
      <style:text-properties officeooo:rsid="000c0338"/>
    </style:style>
    <style:style style:name="T8" style:family="text">
      <style:text-properties officeooo:rsid="000c7838"/>
    </style:style>
    <style:style style:name="T9" style:family="text">
      <style:text-properties officeooo:rsid="000ddc8b"/>
    </style:style>
    <style:style style:name="T10" style:family="text">
      <style:text-properties officeooo:rsid="000f9dc7"/>
    </style:style>
    <style:style style:name="T11" style:family="text">
      <style:text-properties officeooo:rsid="0011910e"/>
    </style:style>
    <style:style style:name="T12" style:family="text">
      <style:text-properties officeooo:rsid="0011dce3"/>
    </style:style>
    <style:style style:name="T13" style:family="text">
      <style:text-properties officeooo:rsid="0015a4bb"/>
    </style:style>
    <style:style style:name="T14" style:family="text">
      <style:text-properties officeooo:rsid="0015d296"/>
    </style:style>
    <style:style style:name="T15" style:family="text">
      <style:text-properties officeooo:rsid="0016d0bd"/>
    </style:style>
    <style:style style:name="T16" style:family="text">
      <style:text-properties officeooo:rsid="000b5d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erences:</text:p>
      <text:p text:style-name="P1">Photo by <text:a xlink:type="simple" xlink:href="https://unsplash.com/@tychoa?utm_source=unsplash&amp;utm_medium=referral&amp;utm_content=creditCopyText" text:style-name="Internet_20_link" text:visited-style-name="Visited_20_Internet_20_Link">Tycho Atsma</text:a> on <text:a xlink:type="simple" xlink:href="https://unsplash.com/images/animals?utm_source=unsplash&amp;utm_medium=referral&amp;utm_content=creditCopyText" text:style-name="Internet_20_link" text:visited-style-name="Visited_20_Internet_20_Link">Unsplash</text:a> - <text:span text:style-name="T1">monkeys</text:span></text:p>
      <text:p text:style-name="P1">Photo by <text:a xlink:type="simple" xlink:href="https://unsplash.com/@sadmax?utm_source=unsplash&amp;utm_medium=referral&amp;utm_content=creditCopyText" text:style-name="Internet_20_link" text:visited-style-name="Visited_20_Internet_20_Link">Amber Kipp</text:a> on <text:a xlink:type="simple" xlink:href="https://unsplash.com/images/animals?utm_source=unsplash&amp;utm_medium=referral&amp;utm_content=creditCopyText" text:style-name="Internet_20_link" text:visited-style-name="Visited_20_Internet_20_Link">Unsplash</text:a> – <text:span text:style-name="T1">turtle</text:span></text:p>
      <text:p text:style-name="P1">Photo by <text:a xlink:type="simple" xlink:href="https://unsplash.com/@perventuator?utm_source=unsplash&amp;utm_medium=referral&amp;utm_content=creditCopyText" text:style-name="Internet_20_link" text:visited-style-name="Visited_20_Internet_20_Link">(getinspo.co) Bibhash</text:a> on <text:a xlink:type="simple" xlink:href="https://unsplash.com/images/animals?utm_source=unsplash&amp;utm_medium=referral&amp;utm_content=creditCopyText" text:style-name="Internet_20_link" text:visited-style-name="Visited_20_Internet_20_Link">Unsplash</text:a> – <text:span text:style-name="T1">giraffes</text:span></text:p>
      <text:p text:style-name="P1">Photo by <text:a xlink:type="simple" xlink:href="https://unsplash.com/@deepaknautiyal?utm_source=unsplash&amp;utm_medium=referral&amp;utm_content=creditCopyText" text:style-name="Internet_20_link" text:visited-style-name="Visited_20_Internet_20_Link">Deepak Nautiyal</text:a> on <text:a xlink:type="simple" xlink:href="https://unsplash.com/images/animals?utm_source=unsplash&amp;utm_medium=referral&amp;utm_content=creditCopyText" text:style-name="Internet_20_link" text:visited-style-name="Visited_20_Internet_20_Link">Unsplash</text:a> – <text:span text:style-name="T1">leopard</text:span></text:p>
      <text:p text:style-name="P1">Photo by <text:a xlink:type="simple" xlink:href="https://unsplash.com/@sterlinglanier?utm_source=unsplash&amp;utm_medium=referral&amp;utm_content=creditCopyText" text:style-name="Internet_20_link" text:visited-style-name="Visited_20_Internet_20_Link">sterlinglanier Lanier</text:a> on <text:a xlink:type="simple" xlink:href="https://unsplash.com/images/animals?utm_source=unsplash&amp;utm_medium=referral&amp;utm_content=creditCopyText" text:style-name="Internet_20_link" text:visited-style-name="Visited_20_Internet_20_Link">Unsplash</text:a> – <text:span text:style-name="T1">crocodile</text:span></text:p>
      <text:p text:style-name="P1">Photo by <text:a xlink:type="simple" xlink:href="https://unsplash.com/@davidclode?utm_source=unsplash&amp;utm_medium=referral&amp;utm_content=creditCopyText" text:style-name="Internet_20_link" text:visited-style-name="Visited_20_Internet_20_Link">David Clode</text:a> on <text:a xlink:type="simple" xlink:href="https://unsplash.com/s/photos/white-rhinoceros?utm_source=unsplash&amp;utm_medium=referral&amp;utm_content=creditCopyText" text:style-name="Internet_20_link" text:visited-style-name="Visited_20_Internet_20_Link">Unsplash</text:a> – <text:span text:style-name="T9">white </text:span><text:span text:style-name="T1">rhino</text:span></text:p>
      <text:p text:style-name="P1">Photo by <text:a xlink:type="simple" xlink:href="https://unsplash.com/@lukassouza?utm_source=unsplash&amp;utm_medium=referral&amp;utm_content=creditCopyText" text:style-name="Internet_20_link" text:visited-style-name="Visited_20_Internet_20_Link">Lukas Souza</text:a> on <text:a xlink:type="simple" xlink:href="https://unsplash.com/images/animals?utm_source=unsplash&amp;utm_medium=referral&amp;utm_content=creditCopyText" text:style-name="Internet_20_link" text:visited-style-name="Visited_20_Internet_20_Link">Unsplash</text:a> – <text:span text:style-name="T1">toucan</text:span></text:p>
      <text:p text:style-name="P1">Photo by <text:a xlink:type="simple" xlink:href="https://unsplash.com/@gerandeklerk?utm_source=unsplash&amp;utm_medium=referral&amp;utm_content=creditCopyText" text:style-name="Internet_20_link" text:visited-style-name="Visited_20_Internet_20_Link">Geran de Klerk</text:a> on <text:a xlink:type="simple" xlink:href="https://unsplash.com/images/animals?utm_source=unsplash&amp;utm_medium=referral&amp;utm_content=creditCopyText" text:style-name="Internet_20_link" text:visited-style-name="Visited_20_Internet_20_Link">Unsplash</text:a> – <text:span text:style-name="T1">water-buffaloes</text:span></text:p>
      <text:p text:style-name="P1">Photo by <text:a xlink:type="simple" xlink:href="https://unsplash.com/@prani_desai?utm_source=unsplash&amp;utm_medium=referral&amp;utm_content=creditCopyText" text:style-name="Internet_20_link" text:visited-style-name="Visited_20_Internet_20_Link">Praniket Desai</text:a> on <text:a xlink:type="simple" xlink:href="https://unsplash.com/images/animals?utm_source=unsplash&amp;utm_medium=referral&amp;utm_content=creditCopyText" text:style-name="Internet_20_link" text:visited-style-name="Visited_20_Internet_20_Link">Unsplash</text:a> – <text:span text:style-name="T1">tiger</text:span></text:p>
      <text:p text:style-name="P1">Photo by <text:a xlink:type="simple" xlink:href="https://unsplash.com/@hansjurgen007?utm_source=unsplash&amp;utm_medium=referral&amp;utm_content=creditCopyText" text:style-name="Internet_20_link" text:visited-style-name="Visited_20_Internet_20_Link">Hans-Jurgen Mager</text:a> on <text:a xlink:type="simple" xlink:href="https://unsplash.com/images/animals?utm_source=unsplash&amp;utm_medium=referral&amp;utm_content=creditCopyText" text:style-name="Internet_20_link" text:visited-style-name="Visited_20_Internet_20_Link">Unsplash</text:a> – <text:span text:style-name="T2">polar-</text:span><text:span text:style-name="T1">bears</text:span></text:p>
      <text:p text:style-name="P1">Photo by <text:a xlink:type="simple" xlink:href="https://unsplash.com/@buddhapixel?utm_source=unsplash&amp;utm_medium=referral&amp;utm_content=creditCopyText" text:style-name="Internet_20_link" text:visited-style-name="Visited_20_Internet_20_Link">Ryan Hyde</text:a> on <text:a xlink:type="simple" xlink:href="https://unsplash.com/images/animals?utm_source=unsplash&amp;utm_medium=referral&amp;utm_content=creditCopyText" text:style-name="Internet_20_link" text:visited-style-name="Visited_20_Internet_20_Link">Unsplash</text:a> – <text:span text:style-name="T1">iguana</text:span></text:p>
      <text:p text:style-name="P1">Photo by <text:a xlink:type="simple" xlink:href="https://unsplash.com/@hans_veth?utm_source=unsplash&amp;utm_medium=referral&amp;utm_content=creditCopyText" text:style-name="Internet_20_link" text:visited-style-name="Visited_20_Internet_20_Link">Hans Veth</text:a> on <text:a xlink:type="simple" xlink:href="https://unsplash.com/images/animals?utm_source=unsplash&amp;utm_medium=referral&amp;utm_content=creditCopyText" text:style-name="Internet_20_link" text:visited-style-name="Visited_20_Internet_20_Link">Unsplash</text:a> – <text:span text:style-name="T1">zebra</text:span></text:p>
      <text:p text:style-name="P1">Photo by <text:a xlink:type="simple" xlink:href="https://unsplash.com/@davidclode?utm_source=unsplash&amp;utm_medium=referral&amp;utm_content=creditCopyText" text:style-name="Internet_20_link" text:visited-style-name="Visited_20_Internet_20_Link">David Clode</text:a> on <text:a xlink:type="simple" xlink:href="https://unsplash.com/s/photos/parrot-niklas?utm_source=unsplash&amp;utm_medium=referral&amp;utm_content=creditCopyText" text:style-name="Internet_20_link" text:visited-style-name="Visited_20_Internet_20_Link">Unsplash</text:a> - <text:span text:style-name="T1">parrot</text:span></text:p>
      <text:p text:style-name="P1">Photo by <text:a xlink:type="simple" xlink:href="https://unsplash.com/@maur1ts?utm_source=unsplash&amp;utm_medium=referral&amp;utm_content=creditCopyText" text:style-name="Internet_20_link" text:visited-style-name="Visited_20_Internet_20_Link">Maurits Bausenhart</text:a> on <text:a xlink:type="simple" xlink:href="https://unsplash.com/images/animals?utm_source=unsplash&amp;utm_medium=referral&amp;utm_content=creditCopyText" text:style-name="Internet_20_link" text:visited-style-name="Visited_20_Internet_20_Link">Unsplash</text:a> – <text:span text:style-name="T1">lion</text:span></text:p>
      <text:p text:style-name="P2">Photo by <text:a xlink:type="simple" xlink:href="https://unsplash.com/@danielnorris?utm_source=unsplash&amp;utm_medium=referral&amp;utm_content=creditCopyText" text:style-name="Internet_20_link" text:visited-style-name="Visited_20_Internet_20_Link">Daniel Norris</text:a> on <text:a xlink:type="simple" xlink:href="https://unsplash.com/images/animals?utm_source=unsplash&amp;utm_medium=referral&amp;utm_content=creditCopyText" text:style-name="Internet_20_link" text:visited-style-name="Visited_20_Internet_20_Link">Unsplash</text:a> - koala</text:p>
      <text:p text:style-name="P3">Photo by <text:a xlink:type="simple" xlink:href="https://unsplash.com/@waldemarbrandt67w?utm_source=unsplash&amp;utm_medium=referral&amp;utm_content=creditCopyText" text:style-name="Internet_20_link" text:visited-style-name="Visited_20_Internet_20_Link">Waldemar Brandt</text:a> on <text:a xlink:type="simple" xlink:href="https://unsplash.com/s/photos/green-mamba?utm_source=unsplash&amp;utm_medium=referral&amp;utm_content=creditCopyText" text:style-name="Internet_20_link" text:visited-style-name="Visited_20_Internet_20_Link">Unsplash</text:a> – <text:span text:style-name="T8">green mamba</text:span></text:p>
      <text:p text:style-name="P3">Photo by <text:a xlink:type="simple" xlink:href="https://unsplash.com/@prani_desai?utm_source=unsplash&amp;utm_medium=referral&amp;utm_content=creditCopyText" text:style-name="Internet_20_link" text:visited-style-name="Visited_20_Internet_20_Link">Praniket Desai</text:a> on <text:a xlink:type="simple" xlink:href="https://unsplash.com/images/animals?utm_source=unsplash&amp;utm_medium=referral&amp;utm_content=creditCopyText" text:style-name="Internet_20_link" text:visited-style-name="Visited_20_Internet_20_Link">Unsplash</text:a> – tiger</text:p>
      <text:p text:style-name="P3">Photo by <text:a xlink:type="simple" xlink:href="https://unsplash.com/@lieselot_dalle?utm_source=unsplash&amp;utm_medium=referral&amp;utm_content=creditCopyText" text:style-name="Internet_20_link" text:visited-style-name="Visited_20_Internet_20_Link">Lieselot. Dalle</text:a> on <text:a xlink:type="simple" xlink:href="https://unsplash.com/images/animals?utm_source=unsplash&amp;utm_medium=referral&amp;utm_content=creditCopyText" text:style-name="Internet_20_link" text:visited-style-name="Visited_20_Internet_20_Link">Unsplash</text:a> - flamingo</text:p>
      <text:p text:style-name="P1">Photo by <text:a xlink:type="simple" xlink:href="https://unsplash.com/@chrisstenger?utm_source=unsplash&amp;utm_medium=referral&amp;utm_content=creditCopyText" text:style-name="Internet_20_link" text:visited-style-name="Visited_20_Internet_20_Link">Chris Stenger</text:a> on <text:a xlink:type="simple" xlink:href="https://unsplash.com/s/photos/hippopotamus?utm_source=unsplash&amp;utm_medium=referral&amp;utm_content=creditCopyText" text:style-name="Internet_20_link" text:visited-style-name="Visited_20_Internet_20_Link">Unsplash</text:a> – <text:span text:style-name="T10">rhino</text:span></text:p>
      <text:p text:style-name="P1">Photo by <text:a xlink:type="simple" xlink:href="https://unsplash.com/@sirloinchop?utm_source=unsplash&amp;utm_medium=referral&amp;utm_content=creditCopyText" text:style-name="Internet_20_link" text:visited-style-name="Visited_20_Internet_20_Link">Pieter van Noorden</text:a> on <text:a xlink:type="simple" xlink:href="https://unsplash.com/s/photos/wildebeest?utm_source=unsplash&amp;utm_medium=referral&amp;utm_content=creditCopyText" text:style-name="Internet_20_link" text:visited-style-name="Visited_20_Internet_20_Link">Unsplash</text:a> – <text:span text:style-name="T11">wildebeest</text:span></text:p>
      <text:p text:style-name="P1">Photo by <text:a xlink:type="simple" xlink:href="https://unsplash.com/@soberanes?utm_source=unsplash&amp;utm_medium=referral&amp;utm_content=creditCopyText" text:style-name="Internet_20_link" text:visited-style-name="Visited_20_Internet_20_Link">Uriel Soberanes</text:a> on <text:a xlink:type="simple" xlink:href="https://unsplash.com/s/photos/lemur?utm_source=unsplash&amp;utm_medium=referral&amp;utm_content=creditCopyText" text:style-name="Internet_20_link" text:visited-style-name="Visited_20_Internet_20_Link">Unsplash</text:a> <text:s/>- <text:span text:style-name="T12">lemur</text:span></text:p>
      <text:p text:style-name="P1">Photo by <text:a xlink:type="simple" xlink:href="https://unsplash.com/@davidclode?utm_source=unsplash&amp;utm_medium=referral&amp;utm_content=creditCopyText" text:style-name="Internet_20_link" text:visited-style-name="Visited_20_Internet_20_Link">David Clode</text:a> on <text:a xlink:type="simple" xlink:href="https://unsplash.com/s/photos/african-elephant?utm_source=unsplash&amp;utm_medium=referral&amp;utm_content=creditCopyText" text:style-name="Internet_20_link" text:visited-style-name="Visited_20_Internet_20_Link">Unsplash</text:a> – <text:span text:style-name="T13">African elephant</text:span></text:p>
      <text:p text:style-name="P1">Photo by <text:a xlink:type="simple" xlink:href="https://unsplash.com/@vincentvanzalinge?utm_source=unsplash&amp;utm_medium=referral&amp;utm_content=creditCopyText" text:style-name="Internet_20_link" text:visited-style-name="Visited_20_Internet_20_Link">Vincent van Zalinge</text:a> on <text:a xlink:type="simple" xlink:href="https://unsplash.com/s/photos/spotted-hyena?utm_source=unsplash&amp;utm_medium=referral&amp;utm_content=creditCopyText" text:style-name="Internet_20_link" text:visited-style-name="Visited_20_Internet_20_Link">Unsplash</text:a> – <text:span text:style-name="T14">spotted hyena</text:span></text:p>
      <text:p text:style-name="P1">Photo by <text:a xlink:type="simple" xlink:href="https://unsplash.com/@gerandeklerk?utm_source=unsplash&amp;utm_medium=referral&amp;utm_content=creditCopyText" text:style-name="Internet_20_link" text:visited-style-name="Visited_20_Internet_20_Link">Geran de Klerk</text:a> on <text:a xlink:type="simple" xlink:href="https://unsplash.com/s/photos/cheetah?utm_source=unsplash&amp;utm_medium=referral&amp;utm_content=creditCopyText" text:style-name="Internet_20_link" text:visited-style-name="Visited_20_Internet_20_Link">Unsplash</text:a> – <text:span text:style-name="T15">cheetah</text:span></text:p>
      <text:p text:style-name="P6">Photo by <text:a xlink:type="simple" xlink:href="https://unsplash.com/@brunoramoslara?utm_source=unsplash&amp;utm_medium=referral&amp;utm_content=creditCopyText" text:style-name="Internet_20_link" text:visited-style-name="Visited_20_Internet_20_Link">Bruno Ramos Lara</text:a> on <text:a xlink:type="simple" xlink:href="https://unsplash.com/s/photos/common-ostrich?utm_source=unsplash&amp;utm_medium=referral&amp;utm_content=creditCopyText" text:style-name="Internet_20_link" text:visited-style-name="Visited_20_Internet_20_Link">Unsplash</text:a> – <text:span text:style-name="T16">common ostrich</text:span></text:p>
      <text:p text:style-name="P1"/>
      <text:p text:style-name="P1"/>
      <text:p text:style-name="P1">Photo by <text:a xlink:type="simple" xlink:href="https://unsplash.com/@damianpatkowski?utm_source=unsplash&amp;utm_medium=referral&amp;utm_content=creditCopyText" text:style-name="Internet_20_link" text:visited-style-name="Visited_20_Internet_20_Link">Damian Patkowski</text:a> on <text:a xlink:type="simple" xlink:href="https://unsplash.com/s/photos/africa?utm_source=unsplash&amp;utm_medium=referral&amp;utm_content=creditCopyText" text:style-name="Internet_20_link" text:visited-style-name="Visited_20_Internet_20_Link">Unsplash</text:a> – <text:span text:style-name="T4">africa</text:span></text:p>
      <text:p text:style-name="P1">Photo by <text:a xlink:type="simple" xlink:href="https://unsplash.com/@8moments?utm_source=unsplash&amp;utm_medium=referral&amp;utm_content=creditCopyText" text:style-name="Internet_20_link" text:visited-style-name="Visited_20_Internet_20_Link">Simon Berger</text:a> on <text:a xlink:type="simple" xlink:href="https://unsplash.com/s/photos/africa?utm_source=unsplash&amp;utm_medium=referral&amp;utm_content=creditCopyText" text:style-name="Internet_20_link" text:visited-style-name="Visited_20_Internet_20_Link">Unsplash</text:a> – <text:span text:style-name="T4">africa-1</text:span></text:p>
      <text:p text:style-name="P1">Photo by <text:a xlink:type="simple" xlink:href="https://unsplash.com/@justinflane?utm_source=unsplash&amp;utm_medium=referral&amp;utm_content=creditCopyText" text:style-name="Internet_20_link" text:visited-style-name="Visited_20_Internet_20_Link">Justin Lane</text:a> on <text:a xlink:type="simple" xlink:href="https://unsplash.com/s/photos/africa?utm_source=unsplash&amp;utm_medium=referral&amp;utm_content=creditCopyText" text:style-name="Internet_20_link" text:visited-style-name="Visited_20_Internet_20_Link">Unsplash</text:a> – <text:span text:style-name="T5">africa-2</text:span></text:p>
      <text:p text:style-name="P1">Photo by <text:a xlink:type="simple" xlink:href="https://unsplash.com/@r3dmax?utm_source=unsplash&amp;utm_medium=referral&amp;utm_content=creditCopyText" text:style-name="Internet_20_link" text:visited-style-name="Visited_20_Internet_20_Link">Jonatan Pie</text:a> on <text:a xlink:type="simple" xlink:href="https://unsplash.com/s/photos/africa?utm_source=unsplash&amp;utm_medium=referral&amp;utm_content=creditCopyText" text:style-name="Internet_20_link" text:visited-style-name="Visited_20_Internet_20_Link">Unsplash</text:a> – <text:span text:style-name="T5">africa-3</text:span></text:p>
      <text:p text:style-name="P1">Photo by <text:a xlink:type="simple" xlink:href="https://unsplash.com/@anniespratt?utm_source=unsplash&amp;utm_medium=referral&amp;utm_content=creditCopyText" text:style-name="Internet_20_link" text:visited-style-name="Visited_20_Internet_20_Link">Annie Spratt</text:a> on <text:a xlink:type="simple" xlink:href="https://unsplash.com/s/photos/africa?utm_source=unsplash&amp;utm_medium=referral&amp;utm_content=creditCopyText" text:style-name="Internet_20_link" text:visited-style-name="Visited_20_Internet_20_Link">Unsplash</text:a> – <text:span text:style-name="T6">africa-4</text:span></text:p>
      <text:p text:style-name="P1">Photo by <text:a xlink:type="simple" xlink:href="https://unsplash.com/@redcharlie?utm_source=unsplash&amp;utm_medium=referral&amp;utm_content=creditCopyText" text:style-name="Internet_20_link" text:visited-style-name="Visited_20_Internet_20_Link">redcharlie</text:a> on <text:a xlink:type="simple" xlink:href="https://unsplash.com/s/photos/africa?utm_source=unsplash&amp;utm_medium=referral&amp;utm_content=creditCopyText" text:style-name="Internet_20_link" text:visited-style-name="Visited_20_Internet_20_Link">Unsplash</text:a> - <text:span text:style-name="T7">africa-5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0T11:08:14.663400834</meta:creation-date>
    <dc:date>2021-08-31T14:52:29.699185730</dc:date>
    <meta:editing-duration>PT27M24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1" meta:paragraph-count="32" meta:word-count="233" meta:character-count="1434" meta:non-whitespace-character-count="1207"/>
  </office:meta>
</office:document-meta>
</file>